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Gentium Basic" svg:font-family="'Gentium Basic'" style:font-pitch="variable"/>
    <style:font-face style:name="Gentium Book Basic" svg:font-family="'Gentium Book Basic'" style:font-pitch="variable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14pt" officeooo:rsid="0003a774" officeooo:paragraph-rsid="0003a774" style:font-size-asian="14pt" style:font-size-complex="14pt"/>
    </style:style>
    <style:style style:name="P3" style:family="paragraph" style:parent-style-name="Standard">
      <style:text-properties style:font-name="DejaVu Serif" fo:font-size="14pt" officeooo:rsid="0003a774" officeooo:paragraph-rsid="0003a774" style:font-size-asian="14pt" style:font-size-complex="14pt"/>
    </style:style>
    <style:style style:name="P4" style:family="paragraph" style:parent-style-name="Standard" style:list-style-name="L1">
      <style:text-properties style:font-name="DejaVu Serif" fo:font-size="14pt" officeooo:rsid="00094431" officeooo:paragraph-rsid="0003a774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4pt" officeooo:rsid="00163faf" officeooo:paragraph-rsid="00163faf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14pt" officeooo:rsid="0019b409" officeooo:paragraph-rsid="0019b409" style:font-size-asian="14pt" style:font-size-complex="14pt"/>
    </style:style>
    <style:style style:name="P7" style:family="paragraph" style:parent-style-name="Standard" style:list-style-name="L1">
      <style:paragraph-properties fo:margin-top="0in" fo:margin-bottom="0.0799in" loext:contextual-spacing="false" style:writing-mode="page"/>
    </style:style>
    <style:style style:name="P8" style:family="paragraph" style:parent-style-name="Standard" style:list-style-name="L1">
      <style:paragraph-properties fo:margin-top="0in" fo:margin-bottom="0.0799in" loext:contextual-spacing="false" style:writing-mode="page"/>
      <style:text-properties officeooo:paragraph-rsid="000c6ede"/>
    </style:style>
    <style:style style:name="P9" style:family="paragraph" style:parent-style-name="Standard" style:list-style-name="L1">
      <style:paragraph-properties fo:margin-top="0in" fo:margin-bottom="0.0799in" loext:contextual-spacing="false" style:writing-mode="page"/>
      <style:text-properties style:font-name="DejaVu Serif" fo:font-size="14pt" officeooo:rsid="00094431" officeooo:paragraph-rsid="00094431" style:font-size-asian="14pt" style:font-size-complex="14pt"/>
    </style:style>
    <style:style style:name="P10" style:family="paragraph" style:parent-style-name="Standard" style:list-style-name="L1">
      <style:paragraph-properties fo:margin-top="0in" fo:margin-bottom="0.0799in" loext:contextual-spacing="false" style:writing-mode="page"/>
      <style:text-properties style:font-name="DejaVu Serif" fo:font-size="14pt" officeooo:rsid="00094431" officeooo:paragraph-rsid="000b24ce" style:font-size-asian="14pt" style:font-size-complex="14pt"/>
    </style:style>
    <style:style style:name="P11" style:family="paragraph" style:parent-style-name="Standard" style:list-style-name="L1">
      <style:paragraph-properties fo:margin-top="0in" fo:margin-bottom="0.0799in" loext:contextual-spacing="false" style:writing-mode="page"/>
      <style:text-properties style:font-name="DejaVu Serif" fo:font-size="14pt" officeooo:rsid="000b24ce" officeooo:paragraph-rsid="000b24ce" style:font-size-asian="14pt" style:font-size-complex="14pt"/>
    </style:style>
    <style:style style:name="P12" style:family="paragraph" style:parent-style-name="Standard" style:list-style-name="L1">
      <style:paragraph-properties fo:margin-top="0in" fo:margin-bottom="0.0799in" loext:contextual-spacing="false" style:writing-mode="page"/>
      <style:text-properties style:font-name="DejaVu Serif" fo:font-size="14pt" officeooo:rsid="000645f1" officeooo:paragraph-rsid="000645f1" style:font-size-asian="14pt" style:font-size-complex="14pt"/>
    </style:style>
    <style:style style:name="P13" style:family="paragraph" style:parent-style-name="Standard" style:list-style-name="L1">
      <style:paragraph-properties fo:margin-top="0in" fo:margin-bottom="0.0799in" loext:contextual-spacing="false" style:writing-mode="page"/>
      <style:text-properties style:font-name="DejaVu Serif" officeooo:paragraph-rsid="000c6ede"/>
    </style:style>
    <style:style style:name="T1" style:family="text">
      <style:text-properties officeooo:rsid="0004e2cd"/>
    </style:style>
    <style:style style:name="T2" style:family="text">
      <style:text-properties officeooo:rsid="000b24ce"/>
    </style:style>
    <style:style style:name="T3" style:family="text">
      <style:text-properties style:font-name="Gentium Book Basic" fo:font-size="14pt" officeooo:rsid="000b24ce" style:font-size-asian="14pt" style:font-size-complex="14pt"/>
    </style:style>
    <style:style style:name="T4" style:family="text">
      <style:text-properties officeooo:rsid="000c6ede"/>
    </style:style>
    <style:style style:name="T5" style:family="text">
      <style:text-properties fo:font-size="14pt" officeooo:rsid="000c6ede" style:font-size-asian="14pt" style:font-size-complex="14pt"/>
    </style:style>
    <style:style style:name="T6" style:family="text">
      <style:text-properties fo:font-size="14pt" officeooo:rsid="00130bf5" style:font-size-asian="14pt" style:font-size-complex="14pt"/>
    </style:style>
    <style:style style:name="T7" style:family="text">
      <style:text-properties officeooo:rsid="000dd597"/>
    </style:style>
    <style:style style:name="T8" style:family="text">
      <style:text-properties officeooo:rsid="0012ac6d"/>
    </style:style>
    <style:style style:name="T9" style:family="text">
      <style:text-properties officeooo:rsid="001510d4"/>
    </style:style>
    <style:style style:name="T10" style:family="text">
      <style:text-properties officeooo:rsid="0016668d"/>
    </style:style>
    <style:style style:name="T11" style:family="text">
      <style:text-properties style:font-name="DejaVu Serif" fo:font-size="14pt" officeooo:rsid="000c6ede" style:font-size-asian="14pt" style:font-size-complex="14pt"/>
    </style:style>
    <style:style style:name="T12" style:family="text">
      <style:text-properties officeooo:rsid="0017ae54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in" fo:text-indent="-0.45in" fo:margin-left="0.7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handler Griscom</text:p>
      <text:p text:style-name="P2">LeTourneau University</text:p>
      <text:p text:style-name="P2">COSC4973</text:p>
      <text:p text:style-name="P6">30 Sep 2017</text:p>
      <text:p text:style-name="P1"/>
      <text:p text:style-name="P5">CircuitLib Requirements Document</text:p>
      <text:p text:style-name="P1"/>
      <text:p text:style-name="P3">This document sets forth requirements for the initial version of <text:span text:style-name="T9">CircuitLib</text:span>, a graphical user interface that <text:span text:style-name="T9">allows users to visually experiment with various common electric circuits</text:span>. <text:s/><text:span text:style-name="T1">The requirements and feature set may change for subsequent releases. <text:s/></text:span></text:p>
      <text:list xml:id="list3653185149" text:style-name="L1">
        <text:list-header>
          <text:p text:style-name="P4"/>
        </text:list-header>
        <text:list-item>
          <text:p text:style-name="P7">The Graphical User Interface will <text:span text:style-name="T4">comprise </text:span>a series of tabs.</text:p>
        </text:list-item>
        <text:list-item>
          <text:p text:style-name="P9">Each tab displays a fixed arrangement of circuit components.</text:p>
        </text:list-item>
        <text:list-item>
          <text:p text:style-name="P9">Circuit component configurations may include (but are not limited to) series and parallel RLC filters, transistor oscillators, <text:span text:style-name="T12">and op amp differentiators and integrators.</text:span></text:p>
        </text:list-item>
        <text:list-item>
          <text:p text:style-name="P10">The individual component values (resistance, inductance, and capacitance) will be editable.</text:p>
        </text:list-item>
        <text:list-item>
          <text:p text:style-name="P11">Numerical and/or exact solutions to the component configuration will be computed in the background</text:p>
        </text:list-item>
        <text:list-item>
          <text:p text:style-name="P11">Each tab and corresponding circuit configuration will produce output (i.e. mathematical functions) relevant to the specific circuit.</text:p>
        </text:list-item>
        <text:list-item>
          <text:p text:style-name="P11">Some output shall be displayed graphically (i.e. voltage vs. time <text:span text:style-name="T8">graphs</text:span>, frequency response graphs).</text:p>
        </text:list-item>
        <text:list-item>
          <text:p text:style-name="P11">The software is not intended to replace the function of SPICE simulations, but should be easier and quicker to use <text:span text:style-name="T4">for analysis of the specific supported circuit configurations.</text:span></text:p>
        </text:list-item>
        <text:list-item>
          <text:p text:style-name="P11">The target audience <text:span text:style-name="T7">comprises:</text:span></text:p>
          <text:list>
            <text:list-item>
              <text:list>
                <text:list-item>
                  <text:p text:style-name="P8"><text:span text:style-name="T11">Academic instructors or tutors who want a visual aid to compliment mathematical analysis of circuits</text:span></text:p>
                </text:list-item>
                <text:list-item>
                  <text:p text:style-name="P13"><text:span text:style-name="T5">Electrical hobbyists desiring a library of common circuit configurations </text:span><text:span text:style-name="T6">with which</text:span><text:span text:style-name="T5"> to experiment</text:span></text:p>
                </text:list-item>
              </text:list>
            </text:list-item>
          </text:list>
        </text:list-item>
        <text:list-item>
          <text:p text:style-name="P12">The software will <text:span text:style-name="T2">run on modern computer systems.</text:span></text:p>
        </text:list-item>
        <text:list-item>
          <text:p text:style-name="P11">The software shall be portable and not require install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Gentium Basic" svg:font-family="'Gentium Basic'" style:font-pitch="variable"/>
    <style:font-face style:name="Gentium Book Basic" svg:font-family="'Gentium Book Basic'" style:font-pitch="variable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family-generic="roman" style:font-pitch="variable" fo:font-size="14pt" officeooo:rsid="00094431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 fo:font-size="11pt" fo:font-weight="normal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2:21:21.316408620</meta:creation-date>
    <dc:date>2017-09-30T15:17:00.476133851</dc:date>
    <meta:editing-duration>PT35M13S</meta:editing-duration>
    <meta:editing-cycles>18</meta:editing-cycles>
    <meta:generator>LibreOffice/5.4.0.3$Linux_X86_64 LibreOffice_project/40m0$Build-3</meta:generator>
    <meta:document-statistic meta:table-count="0" meta:image-count="0" meta:object-count="0" meta:page-count="1" meta:paragraph-count="19" meta:word-count="235" meta:character-count="1594" meta:non-whitespace-character-count="1388"/>
  </office:meta>
</office:document-meta>
</file>